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Ubuntu Light1" svg:font-family="'Ubuntu Light'" style:font-pitch="variable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2" style:family="table">
      <style:table-properties style:width="19.001cm" table:align="margins"/>
    </style:style>
    <style:style style:name="Tabella2.A" style:family="table-column">
      <style:table-column-properties style:column-width="11.298cm" style:rel-column-width="38966*"/>
    </style:style>
    <style:style style:name="Tabella2.B" style:family="table-column">
      <style:table-column-properties style:column-width="2.99cm" style:rel-column-width="10312*"/>
    </style:style>
    <style:style style:name="Tabella2.C" style:family="table-column">
      <style:table-column-properties style:column-width="2.514cm" style:rel-column-width="8669*"/>
    </style:style>
    <style:style style:name="Tabella2.D" style:family="table-column">
      <style:table-column-properties style:column-width="2.2cm" style:rel-column-width="7588*"/>
    </style:style>
    <style:style style:name="Tabella2.A1" style:family="table-cell">
      <style:table-cell-properties style:vertical-align="middle" fo:background-color="#ff66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2.D1" style:family="table-cell">
      <style:table-cell-properties style:vertical-align="middle" fo:background-color="#ff6600" fo:padding="0.097cm" fo:border="0.05pt solid #000000">
        <style:background-image/>
      </style:table-cell-properties>
    </style:style>
    <style:style style:name="Tabella2.A2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2.A3" style:family="table-cell">
      <style:table-cell-properties fo:padding="0.097cm" fo:border-left="0.05pt solid #000000" fo:border-right="none" fo:border-top="none" fo:border-bottom="0.05pt solid #000000"/>
    </style:style>
    <style:style style:name="Tabella2.B3" style:family="table-cell">
      <style:table-cell-properties fo:padding="0.097cm" fo:border-left="0.05pt solid #000000" fo:border-right="none" fo:border-top="none" fo:border-bottom="0.05pt solid #000000"/>
    </style:style>
    <style:style style:name="Tabella2.C3" style:family="table-cell">
      <style:table-cell-properties fo:padding="0.097cm" fo:border-left="0.05pt solid #000000" fo:border-right="none" fo:border-top="none" fo:border-bottom="0.05pt solid #000000"/>
    </style:style>
    <style:style style:name="Tabella2.D3" style:family="table-cell">
      <style:table-cell-properties fo:background-color="#ffff6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2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" style:family="table">
      <style:table-properties style:width="19.001cm" table:align="margins"/>
    </style:style>
    <style:style style:name="Tabella1.A" style:family="table-column">
      <style:table-column-properties style:column-width="12.594cm" style:rel-column-width="43438*"/>
    </style:style>
    <style:style style:name="Tabella1.B" style:family="table-column">
      <style:table-column-properties style:column-width="3.413cm" style:rel-column-width="11772*"/>
    </style:style>
    <style:style style:name="Tabella1.C" style:family="table-column">
      <style:table-column-properties style:column-width="1.984cm" style:rel-column-width="6844*"/>
    </style:style>
    <style:style style:name="Tabella1.D" style:family="table-column">
      <style:table-column-properties style:column-width="1.009cm" style:rel-column-width="3481*"/>
    </style:style>
    <style:style style:name="Tabella1.A1" style:family="table-cell">
      <style:table-cell-properties style:vertical-align="middle" fo:background-color="#729fcf" fo:padding="0.097cm" fo:border="0.05pt solid #000000">
        <style:background-image/>
      </style:table-cell-properties>
    </style:style>
    <style:style style:name="Tabella1.A2" style:family="table-cell">
      <style:table-cell-properties style:vertical-align="middle" fo:background-color="#ffcc00" fo:padding="0.097cm" fo:border-left="0.05pt solid #000000" fo:border-right="none" fo:border-top="none" fo:border-bottom="0.05pt solid #000000">
        <style:background-image/>
      </style:table-cell-properties>
    </style:style>
    <style:style style:name="Tabella1.D2" style:family="table-cell">
      <style:table-cell-properties style:vertical-align="middle" fo:background-color="#ffcc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3" style:family="table-cell">
      <style:table-cell-properties style:vertical-align="middle" fo:background-color="#729fc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5" style:family="table-cell">
      <style:table-cell-properties style:vertical-align="middle" fo:background-color="#00cc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D5" style:family="table-cell">
      <style:table-cell-properties style:vertical-align="middle" fo:background-color="#00cc00" fo:padding="0.097cm" fo:border="0.05pt solid #000000">
        <style:background-image/>
      </style:table-cell-properties>
    </style:style>
    <style:style style:name="Tabella1.A8" style:family="table-cell">
      <style:table-cell-properties style:vertical-align="middle" fo:background-color="#729fc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A10" style:family="table-cell">
      <style:table-cell-properties fo:padding="0.097cm" fo:border="0.05pt solid #000000"/>
    </style:style>
    <style:style style:name="Tabella1.A11" style:family="table-cell">
      <style:table-cell-properties fo:padding="0.097cm" fo:border-left="0.05pt solid #000000" fo:border-right="none" fo:border-top="none" fo:border-bottom="0.05pt solid #000000"/>
    </style:style>
    <style:style style:name="Tabella1.B11" style:family="table-cell">
      <style:table-cell-properties fo:padding="0.097cm" fo:border-left="0.05pt solid #000000" fo:border-right="none" fo:border-top="none" fo:border-bottom="0.05pt solid #000000"/>
    </style:style>
    <style:style style:name="Tabella1.C11" style:family="table-cell">
      <style:table-cell-properties fo:padding="0.097cm" fo:border-left="0.05pt solid #000000" fo:border-right="none" fo:border-top="none" fo:border-bottom="0.05pt solid #000000"/>
    </style:style>
    <style:style style:name="Tabella1.D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3" style:family="table-cell">
      <style:table-cell-properties fo:padding="0.097cm" fo:border-left="none" fo:border-right="0.05pt solid #000000" fo:border-top="none" fo:border-bottom="0.05pt solid #000000"/>
    </style:style>
    <style:style style:name="Tabella1.A14" style:family="table-cell">
      <style:table-cell-properties fo:padding="0.097cm" fo:border-left="none" fo:border-right="none" fo:border-top="none" fo:border-bottom="0.05pt solid #000000"/>
    </style:style>
    <style:style style:name="Tabella1.B14" style:family="table-cell">
      <style:table-cell-properties fo:background-color="#ffff6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15" style:family="table-cell">
      <style:table-cell-properties fo:padding="0.097cm" fo:border-left="none" fo:border-right="0.05pt solid #000000" fo:border-top="none" fo:border-bottom="0.05pt solid #000000"/>
    </style:style>
    <style:style style:name="P1" style:family="paragraph" style:parent-style-name="Table_20_Contents">
      <style:paragraph-properties fo:text-align="start" style:justify-single-word="false"/>
    </style:style>
    <style:style style:name="P2" style:family="paragraph" style:parent-style-name="Frame_20_contents">
      <style:paragraph-properties fo:text-align="start" style:justify-single-word="false"/>
    </style:style>
    <style:style style:name="P3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13pt" fo:font-style="normal" style:text-underline-style="none" fo:font-weight="bold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P4" style:family="paragraph" style:parent-style-name="Header">
      <style:paragraph-properties fo:text-align="start" style:justify-single-word="false"/>
      <style:text-properties style:use-window-font-color="true" style:font-name="Ubuntu Light1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5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1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6" style:family="paragraph" style:parent-style-name="Header">
      <style:paragraph-properties fo:text-align="center" style:justify-single-word="false"/>
      <style:text-properties style:use-window-font-color="true" style:font-name="Ubuntu Light1" fo:font-size="10pt" fo:font-style="normal" style:text-underline-style="none" fo:font-weight="bold" officeooo:rsid="0021f62e" officeooo:paragraph-rsid="0021f62e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7" style:family="paragraph" style:parent-style-name="Header">
      <style:paragraph-properties fo:text-align="start" style:justify-single-word="false">
        <style:tab-stops>
          <style:tab-stop style:position="2.143cm"/>
        </style:tab-stops>
      </style:paragraph-properties>
      <style:text-properties style:font-name="Ubuntu Light" fo:font-weight="normal" style:font-weight-asian="normal" style:font-weight-complex="normal"/>
    </style:style>
    <style:style style:name="P8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9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143cm"/>
        </style:tab-stops>
      </style:paragraph-properties>
      <style:text-properties style:font-name="Ubuntu Light" fo:font-weight="normal" style:font-weight-asian="normal" style:font-weight-complex="normal"/>
    </style:style>
    <style:style style:name="P10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Ubuntu Light1" fo:font-size="8pt" fo:font-style="normal" style:text-underline-style="none" fo:font-weight="bold" officeooo:paragraph-rsid="001aae16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1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Ubuntu Light1" fo:font-size="8pt" fo:font-style="normal" style:text-underline-style="none" fo:font-weight="bold" officeooo:paragraph-rsid="001af08f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2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Ubuntu Light1" fo:font-size="8pt" fo:font-style="normal" style:text-underline-style="none" fo:font-weight="bold" officeooo:paragraph-rsid="001e6141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3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Ubuntu Light1" fo:font-size="8pt" fo:font-style="normal" style:text-underline-style="none" fo:font-weight="bold" officeooo:rsid="00397415" officeooo:paragraph-rsid="003e938a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4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Ubuntu Light1" fo:font-size="8pt" fo:font-style="normal" style:text-underline-style="none" fo:font-weight="bold" officeooo:rsid="0041446a" officeooo:paragraph-rsid="003e938a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5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Ubuntu Light1" fo:font-size="8pt" fo:font-style="normal" style:text-underline-style="none" fo:font-weight="bold" officeooo:rsid="0016df98" officeooo:paragraph-rsid="00452d24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6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Ubuntu Light1" fo:font-size="6pt" fo:font-style="normal" style:text-underline-style="none" fo:font-weight="bold" officeooo:paragraph-rsid="00139b50" fo:background-color="transparent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7" style:family="paragraph" style:parent-style-name="Header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Ubuntu Light1" fo:font-size="6pt" fo:font-style="normal" style:text-underline-style="none" fo:font-weight="bold" officeooo:paragraph-rsid="00139b50" fo:background-color="transparent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8" style:family="paragraph" style:parent-style-name="Header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Ubuntu Light1" fo:font-size="6pt" fo:font-style="normal" style:text-underline-style="none" fo:font-weight="bold" officeooo:paragraph-rsid="003e938a" fo:background-color="transparent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9" style:family="paragraph" style:parent-style-name="Header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Ubuntu Light1" fo:font-size="6pt" fo:font-style="normal" style:text-underline-style="none" fo:font-weight="bold" officeooo:rsid="0021f62e" officeooo:paragraph-rsid="003e938a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20" style:family="paragraph" style:parent-style-name="Header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Ubuntu Light1" fo:font-size="6pt" fo:font-style="normal" style:text-underline-style="none" fo:font-weight="bold" officeooo:paragraph-rsid="003e938a" fo:background-color="transparent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21" style:family="paragraph" style:parent-style-name="Standard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fo:color="#000000" style:font-name="Ubuntu Light1" fo:font-size="10pt" fo:font-style="normal" style:text-underline-style="none" fo:font-weight="bold" officeooo:paragraph-rsid="00212583" fo:background-color="transparent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2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23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Ubuntu Light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4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Ubuntu Light" fo:font-size="8pt" fo:font-style="normal" style:text-underline-style="none" fo:font-weight="normal" officeooo:paragraph-rsid="003690a7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5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Ubuntu Light" fo:font-size="8pt" fo:font-style="normal" style:text-underline-style="none" fo:font-weight="normal" officeooo:paragraph-rsid="003e938a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6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Ubuntu Light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7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Ubuntu Light" fo:font-size="8pt" fo:font-style="normal" style:text-underline-style="none" fo:font-weight="normal" officeooo:paragraph-rsid="003e938a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8" style:family="paragraph" style:parent-style-name="Standard" style:master-page-name="">
      <style:paragraph-properties fo:margin-top="0.011cm" fo:margin-bottom="0.011cm" loext:contextual-spacing="false" fo:line-height="150%" fo:text-align="end" style:justify-single-word="false" style:page-number="auto"/>
      <style:text-properties style:use-window-font-color="true" style:font-name="Ubuntu Light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9" style:family="paragraph" style:parent-style-name="Standard" style:master-page-name="">
      <style:paragraph-properties fo:margin-top="0.011cm" fo:margin-bottom="0.011cm" loext:contextual-spacing="false" fo:line-height="150%" fo:text-align="end" style:justify-single-word="false" style:page-number="auto"/>
      <style:text-properties style:use-window-font-color="true" style:font-name="Ubuntu Light" fo:font-size="8pt" fo:font-style="normal" style:text-underline-style="none" fo:font-weight="bold" officeooo:paragraph-rsid="0016df98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0" style:family="paragraph" style:parent-style-name="Standard" style:master-page-name="">
      <style:paragraph-properties fo:margin-top="0.011cm" fo:margin-bottom="0.011cm" loext:contextual-spacing="false" fo:line-height="150%" fo:text-align="end" style:justify-single-word="false" style:page-number="auto"/>
      <style:text-properties style:use-window-font-color="true" style:font-name="Ubuntu Light" fo:font-size="8pt" fo:font-style="normal" style:text-underline-style="none" fo:font-weight="bold" officeooo:paragraph-rsid="003e938a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1" style:family="paragraph" style:parent-style-name="Standard" style:master-page-name="">
      <style:paragraph-properties fo:margin-top="0.011cm" fo:margin-bottom="0.011cm" loext:contextual-spacing="false" fo:line-height="150%" fo:text-align="end" style:justify-single-word="false" style:page-number="auto"/>
      <style:text-properties style:use-window-font-color="true" style:font-name="Ubuntu Light" fo:font-size="8pt" fo:font-style="normal" style:text-underline-style="none" fo:font-weight="bold" officeooo:rsid="0016df98" officeooo:paragraph-rsid="0016df98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2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Ubuntu Light1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3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Ubuntu Light1" fo:font-size="8pt" fo:font-style="normal" style:text-underline-style="none" fo:font-weight="bold" officeooo:rsid="0021f62e" officeooo:paragraph-rsid="003e938a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4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Ubuntu Light1" fo:font-size="10pt" fo:font-style="normal" style:text-underline-style="none" fo:font-weight="bold" officeooo:paragraph-rsid="0016a705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5" style:family="paragraph" style:parent-style-name="Header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Ubuntu Light1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6" style:family="paragraph" style:parent-style-name="Standard">
      <style:paragraph-properties fo:margin-top="0.011cm" fo:margin-bottom="0.011cm" loext:contextual-spacing="false" fo:line-height="150%" fo:text-align="center" style:justify-single-word="false"/>
      <style:text-properties style:use-window-font-color="true" style:font-name="Ubuntu Light" fo:font-size="8pt" fo:font-style="normal" style:text-underline-style="none" fo:font-weight="normal" officeooo:paragraph-rsid="003e938a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T1" style:family="text">
      <style:text-properties style:use-window-font-color="true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T2" style:family="text">
      <style:text-properties style:use-window-font-color="true" style:font-name="Ubuntu Light1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background-color="#00cc33" loext:char-shading-value="0"/>
    </style:style>
    <style:style style:name="T5" style:family="text">
      <style:text-properties officeooo:rsid="004721c4"/>
    </style:style>
    <style:style style:name="T6" style:family="text">
      <style:text-properties officeooo:rsid="001cef74" fo:background-color="#0084d1" loext:char-shading-value="0"/>
    </style:style>
    <style:style style:name="T7" style:family="text">
      <style:text-properties officeooo:rsid="001cef74"/>
    </style:style>
    <style:style style:name="T8" style:family="text">
      <style:text-properties fo:color="#ffcc00" officeooo:rsid="001cef74" fo:background-color="#ffcc00" loext:char-shading-value="0"/>
    </style:style>
    <style:style style:name="T9" style:family="text">
      <style:text-properties officeooo:rsid="001cef74" fo:background-color="#ff6600" loext:char-shading-value="0"/>
    </style:style>
    <style:style style:name="T10" style:family="text">
      <style:text-properties officeooo:rsid="001e6141"/>
    </style:style>
    <style:style style:name="T11" style:family="text">
      <style:text-properties officeooo:rsid="0033adb6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officeooo:rsid="00397415"/>
    </style:style>
    <style:style style:name="fr1" style:family="graphic" style:parent-style-name="Frame">
      <style:graphic-properties fo:margin-left="0.011cm" fo:margin-right="0.011cm" fo:margin-top="0.011cm" fo:margin-bottom="0.011cm" style:vertical-pos="middle" style:vertical-rel="baseline" style:horizontal-pos="center" style:horizontal-rel="paragraph" fo:background-color="transparent" style:background-transparency="100%" fo:padding="0cm" fo:border="none" style:shadow="none" draw:shadow-opacity="100%" loext:rel-width-rel="paragraph">
        <style:background-image/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placeholder text:placeholder-type="text">&lt;setLang('it_IT')&gt;</text:placeholder></text:p>
      <text:p text:style-name="P6">CONTI ANALITICI (normale attività a listino e contratto)</text:p>
      <text:p text:style-name="P4"><text:placeholder text:placeholder-type="text">&lt;for each="mode, first, project, partner, account, ts, total in get_objects(objects, data)"&gt;</text:placeholder></text:p>
      <text:p text:style-name="P17"><text:placeholder text:placeholder-type="text">&lt;if test="first"&gt;</text:placeholder></text:p>
      <text:p text:style-name="P16"/>
      <text:p text:style-name="P21"><text:placeholder text:placeholder-type="text">&lt;partner.name&gt;</text:placeholder></text:p>
      <text:p text:style-name="P18"><text:placeholder text:placeholder-type="text">&lt;if test="get_list_partner_task_closed(partner.id)"&gt;</text:placeholder></text:p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header-rows>
          <table:table-row>
            <table:table-cell table:style-name="Tabella2.A1" office:value-type="string">
              <text:p text:style-name="P14">Pratiche chiuse nel periodo</text:p>
            </table:table-cell>
            <table:table-cell table:style-name="Tabella2.A1" office:value-type="string">
              <text:p text:style-name="P13">Ore</text:p>
            </table:table-cell>
            <table:table-cell table:style-name="Tabella2.A1" office:value-type="string">
              <text:p text:style-name="P33">Periodo</text:p>
            </table:table-cell>
            <table:table-cell table:style-name="Tabella2.D1" office:value-type="string">
              <text:p text:style-name="P33">Totale</text:p>
            </table:table-cell>
          </table:table-row>
        </table:table-header-rows>
        <table:table-row>
          <table:table-cell table:style-name="Tabella2.A2" table:number-columns-spanned="4" office:value-type="string">
            <text:p text:style-name="P19"><text:placeholder text:placeholder-type="text">&lt;for each="project in get_list_partner_task_closed(partner.id)"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2.A3" office:value-type="string">
            <text:p text:style-name="P25"><text:placeholder text:placeholder-type="text">&lt;project.name&gt;</text:placeholder></text:p>
          </table:table-cell>
          <table:table-cell table:style-name="Tabella2.B3" office:value-type="string">
            <text:p text:style-name="P27"><text:placeholder text:placeholder-type="text">&lt;get_hour_format(project.all_effective_hours)&gt;</text:placeholder> <text:span text:style-name="T13">su </text:span><text:span text:style-name="T13"><text:placeholder text:placeholder-type="text">&lt;get_hour_format(project.all_planned_hours)&gt;</text:placeholder></text:span></text:p>
          </table:table-cell>
          <table:table-cell table:style-name="Tabella2.C3" office:value-type="string">
            <text:p text:style-name="P27"><text:placeholder text:placeholder-type="text">&lt;formatLang(project.date_start, date=True) if project.date_start else ''&gt;</text:placeholder></text:p>
            <text:p text:style-name="P36"><text:placeholder text:placeholder-type="text">&lt;formatLang(project.date, date=True) if project.date else ''&gt;</text:placeholder></text:p>
          </table:table-cell>
          <table:table-cell table:style-name="Tabella2.D3" office:value-type="string">
            <text:p text:style-name="P30"><text:placeholder text:placeholder-type="text">&lt;formatLang(project.planned_total)&gt;</text:placeholder> <text:span text:style-name="T11">€</text:span></text:p>
          </table:table-cell>
        </table:table-row>
        <table:table-row>
          <table:table-cell table:style-name="Tabella2.A4" table:number-columns-spanned="4" office:value-type="string">
            <text:p text:style-name="P19"><text:placeholder text:placeholder-type="text">&lt;/for&gt;</text:placeholder></text:p>
          </table:table-cell>
          <table:covered-table-cell/>
          <table:covered-table-cell/>
          <table:covered-table-cell/>
        </table:table-row>
      </table:table>
      <text:p text:style-name="P20"/>
      <text:p text:style-name="P20"><text:placeholder text:placeholder-type="text">&lt;/if&gt;</text:placeholder></text:p>
      <text:p text:style-name="P17"><text:placeholder text:placeholder-type="text">&lt;/if&gt;</text:placeholder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header-rows>
          <table:table-row>
            <table:table-cell table:style-name="Tabella1.A1" table:number-columns-spanned="4" office:value-type="string">
              <text:p text:style-name="P11"><text:placeholder text:placeholder-type="text">&lt;if test="project and ts and mode == 'practice'"&gt;</text:placeholder></text:p>
            </table:table-cell>
            <table:covered-table-cell/>
            <table:covered-table-cell/>
            <table:covered-table-cell/>
          </table:table-row>
          <table:table-row>
            <table:table-cell table:style-name="Tabella1.A2" office:value-type="string">
              <text:p text:style-name="P12"><text:placeholder text:placeholder-type="text">&lt;account&gt;</text:placeholder> <text:span text:style-name="T10">[</text:span><text:span text:style-name="T10"><text:placeholder text:placeholder-type="text">&lt;get_selection_item(project, 'state')&gt;</text:placeholder></text:span><text:span text:style-name="T10">]</text:span></text:p>
            </table:table-cell>
            <table:table-cell table:style-name="Tabella1.A2" office:value-type="string">
              <text:p text:style-name="P32">Utente</text:p>
            </table:table-cell>
            <table:table-cell table:style-name="Tabella1.A2" office:value-type="string">
              <text:p text:style-name="P32">Data</text:p>
            </table:table-cell>
            <table:table-cell table:style-name="Tabella1.D2" office:value-type="string">
              <text:p text:style-name="P32">H.</text:p>
            </table:table-cell>
          </table:table-row>
          <table:table-row>
            <table:table-cell table:style-name="Tabella1.A3" table:number-columns-spanned="4" office:value-type="string">
              <text:p text:style-name="P11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>
            <table:table-cell table:style-name="Tabella1.A3" table:number-columns-spanned="4" office:value-type="string">
              <text:p text:style-name="P11"><text:placeholder text:placeholder-type="text">&lt;if test="project and ts and mode == 'contract'"&gt;</text:placeholder></text:p>
            </table:table-cell>
            <table:covered-table-cell/>
            <table:covered-table-cell/>
            <table:covered-table-cell/>
          </table:table-row>
          <table:table-row>
            <table:table-cell table:style-name="Tabella1.A5" office:value-type="string">
              <text:p text:style-name="P12"><text:placeholder text:placeholder-type="text">&lt;account&gt;</text:placeholder> <text:span text:style-name="T10">[</text:span><text:span text:style-name="T10"><text:placeholder text:placeholder-type="text">&lt;get_selection_item(project, 'state')&gt;</text:placeholder></text:span><text:span text:style-name="T10">]</text:span></text:p>
            </table:table-cell>
            <table:table-cell table:style-name="Tabella1.A5" office:value-type="string">
              <text:p text:style-name="P32">Utente</text:p>
            </table:table-cell>
            <table:table-cell table:style-name="Tabella1.A5" office:value-type="string">
              <text:p text:style-name="P32">Data</text:p>
            </table:table-cell>
            <table:table-cell table:style-name="Tabella1.D5" office:value-type="string">
              <text:p text:style-name="P32">H.</text:p>
            </table:table-cell>
          </table:table-row>
          <table:table-row>
            <table:table-cell table:style-name="Tabella1.A3" table:number-columns-spanned="4" office:value-type="string">
              <text:p text:style-name="P11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>
            <table:table-cell table:style-name="Tabella1.A3" table:number-columns-spanned="4" office:value-type="string">
              <text:p text:style-name="P11"><text:placeholder text:placeholder-type="text">&lt;if test="not project and ts"&gt;</text:placeholder></text:p>
            </table:table-cell>
            <table:covered-table-cell/>
            <table:covered-table-cell/>
            <table:covered-table-cell/>
          </table:table-row>
          <table:table-row>
            <table:table-cell table:style-name="Tabella1.A8" office:value-type="string">
              <text:p text:style-name="P10"><text:placeholder text:placeholder-type="text">&lt;account&gt;</text:placeholder></text:p>
            </table:table-cell>
            <table:table-cell table:style-name="Tabella1.A8" office:value-type="string">
              <text:p text:style-name="P32">Utente</text:p>
            </table:table-cell>
            <table:table-cell table:style-name="Tabella1.A8" office:value-type="string">
              <text:p text:style-name="P32">Data</text:p>
            </table:table-cell>
            <table:table-cell table:style-name="Tabella1.A1" office:value-type="string">
              <text:p text:style-name="P32">H.</text:p>
            </table:table-cell>
          </table:table-row>
          <table:table-row>
            <table:table-cell table:style-name="Tabella1.A3" table:number-columns-spanned="4" office:value-type="string">
              <text:p text:style-name="P11"><text:placeholder text:placeholder-type="text">&lt;/if&gt;</text:placeholder></text:p>
            </table:table-cell>
            <table:covered-table-cell/>
            <table:covered-table-cell/>
            <table:covered-table-cell/>
          </table:table-row>
        </table:table-header-rows>
        <table:table-row>
          <table:table-cell table:style-name="Tabella1.A10" table:number-columns-spanned="4" office:value-type="string">
            <text:p text:style-name="P35"><text:text-input text:description="&lt;for each=&quot;l in ts&quot;&gt;">starts for loop line</text:text-input></text:p>
          </table:table-cell>
          <table:covered-table-cell/>
          <table:covered-table-cell/>
          <table:covered-table-cell/>
        </table:table-row>
        <table:table-row>
          <table:table-cell table:style-name="Tabella1.A11" office:value-type="string">
            <text:p text:style-name="P24"><text:placeholder text:placeholder-type="text">&lt;l.product_id.name&gt;</text:placeholder>: <text:placeholder text:placeholder-type="text">&lt;l.name&gt;</text:placeholder> <text:span text:style-name="T12"><text:placeholder text:placeholder-type="text">&lt;('[%s]' % l.project_task_id.name) if project and l.project_task_id else ''&gt;</text:placeholder></text:span></text:p>
          </table:table-cell>
          <table:table-cell table:style-name="Tabella1.B11" office:value-type="string">
            <text:p text:style-name="P23"><text:placeholder text:placeholder-type="text">&lt;l.user_id.name&gt;</text:placeholder></text:p>
          </table:table-cell>
          <table:table-cell table:style-name="Tabella1.C11" office:value-type="string">
            <text:p text:style-name="P26"><text:placeholder text:placeholder-type="text">&lt;formatLang(l.date, date=True)&gt;</text:placeholder></text:p>
          </table:table-cell>
          <table:table-cell table:style-name="Tabella1.D11" office:value-type="string">
            <text:p text:style-name="P28"><text:placeholder text:placeholder-type="text">&lt;get_hour_format(l.unit_amount)&gt;</text:placeholder></text:p>
          </table:table-cell>
        </table:table-row>
        <table:table-row>
          <table:table-cell table:style-name="Tabella1.A12" table:number-columns-spanned="4" office:value-type="string">
            <text:p text:style-name="P34"><text:text-input text:description="&lt;/for&gt;">ends for loop line</text:text-input></text:p>
          </table:table-cell>
          <table:covered-table-cell/>
          <table:covered-table-cell/>
          <table:covered-table-cell/>
        </table:table-row>
        <table:table-row>
          <table:table-cell table:style-name="Tabella1.A13" table:number-columns-spanned="4" office:value-type="string">
            <text:p text:style-name="P15"><text:placeholder text:placeholder-type="text">&lt;if test="ts"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1.A14" office:value-type="string">
            <text:p text:style-name="P31">Totale</text:p>
          </table:table-cell>
          <table:table-cell table:style-name="Tabella1.B14" table:number-columns-spanned="3" office:value-type="string">
            <text:p text:style-name="P29"><text:placeholder text:placeholder-type="text">&lt;get_hour_format(total)&gt;</text:placeholder></text:p>
          </table:table-cell>
          <table:covered-table-cell/>
          <table:covered-table-cell/>
        </table:table-row>
        <table:table-row>
          <table:table-cell table:style-name="Tabella1.A15" table:number-columns-spanned="4" office:value-type="string">
            <text:p text:style-name="P15"><text:placeholder text:placeholder-type="text">&lt;/if&gt;</text:placeholder></text:p>
          </table:table-cell>
          <table:covered-table-cell/>
          <table:covered-table-cell/>
          <table:covered-table-cell/>
        </table:table-row>
      </table:table>
      <text:p text:style-name="P4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Ubuntu Light1" svg:font-family="'Ubuntu Light'" style:font-pitch="variable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cm" fo:margin-right="0cm" fo:margin-top="0cm" fo:margin-bottom="0cm" loext:contextual-spacing="false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-left="-0.101cm" fo:margin-right="0cm" fo:margin-top="0cm" fo:margin-bottom="0cm" loext:contextual-spacing="false" fo:text-indent="0cm" style:auto-text-indent="false"/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3.704cm" style:rel-column-width="12776*"/>
    </style:style>
    <style:style style:name="Tabella3.B" style:family="table-column">
      <style:table-column-properties style:column-width="15.296cm" style:rel-column-width="52759*"/>
    </style:style>
    <style:style style:name="Tabella3.A1" style:family="table-cell">
      <style:table-cell-properties fo:background-color="transparent" fo:padding="0.097cm" fo:border="none">
        <style:background-image/>
      </style:table-cell-properties>
    </style:style>
    <style:style style:name="Tabella3.B1" style:family="table-cell">
      <style:table-cell-properties fo:background-color="transparent" fo:padding-left="0.3cm" fo:padding-right="0.101cm" fo:padding-top="0.101cm" fo:padding-bottom="0.101cm" fo:border="none">
        <style:background-image/>
      </style:table-cell-properties>
    </style:style>
    <style:style style:name="MP1" style:family="paragraph" style:parent-style-name="Table_20_Contents">
      <style:paragraph-properties fo:text-align="start" style:justify-single-word="false"/>
    </style:style>
    <style:style style:name="MP2" style:family="paragraph" style:parent-style-name="Frame_20_contents">
      <style:paragraph-properties fo:text-align="start" style:justify-single-word="false"/>
    </style:style>
    <style:style style:name="MP3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13pt" fo:font-style="normal" style:text-underline-style="none" fo:font-weight="bold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MP4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1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MP5" style:family="paragraph" style:parent-style-name="Header">
      <style:paragraph-properties fo:text-align="start" style:justify-single-word="false">
        <style:tab-stops>
          <style:tab-stop style:position="2.143cm"/>
        </style:tab-stops>
      </style:paragraph-properties>
      <style:text-properties style:font-name="Ubuntu Light" fo:font-weight="normal" style:font-weight-asian="normal" style:font-weight-complex="normal"/>
    </style:style>
    <style:style style:name="MP6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143cm"/>
        </style:tab-stops>
      </style:paragraph-properties>
      <style:text-properties style:font-name="Ubuntu Light" fo:font-weight="normal" style:font-weight-asian="normal" style:font-weight-complex="normal"/>
    </style:style>
    <style:style style:name="MP7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P8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T1" style:family="text">
      <style:text-properties style:use-window-font-color="true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MT2" style:family="text">
      <style:text-properties fo:font-size="9pt" style:font-size-asian="9pt" style:font-size-complex="9pt"/>
    </style:style>
    <style:style style:name="MT3" style:family="text">
      <style:text-properties style:use-window-font-color="true" style:font-name="Ubuntu Light1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MT4" style:family="text">
      <style:text-properties fo:background-color="#00cc33" loext:char-shading-value="0"/>
    </style:style>
    <style:style style:name="MT5" style:family="text">
      <style:text-properties officeooo:rsid="004721c4"/>
    </style:style>
    <style:style style:name="MT6" style:family="text">
      <style:text-properties officeooo:rsid="001cef74" fo:background-color="#0084d1" loext:char-shading-value="0"/>
    </style:style>
    <style:style style:name="MT7" style:family="text">
      <style:text-properties officeooo:rsid="001cef74"/>
    </style:style>
    <style:style style:name="MT8" style:family="text">
      <style:text-properties fo:color="#ffcc00" officeooo:rsid="001cef74" fo:background-color="#ffcc00" loext:char-shading-value="0"/>
    </style:style>
    <style:style style:name="MT9" style:family="text">
      <style:text-properties officeooo:rsid="001cef74" fo:background-color="#ff6600" loext:char-shading-value="0"/>
    </style:style>
    <style:style style:name="Mfr1" style:family="graphic" style:parent-style-name="Frame">
      <style:graphic-properties fo:margin-left="0.011cm" fo:margin-right="0.011cm" fo:margin-top="0.011cm" fo:margin-bottom="0.011cm" style:vertical-pos="middle" style:vertical-rel="baseline" style:horizontal-pos="center" style:horizontal-rel="paragraph" fo:background-color="transparent" style:background-transparency="100%" fo:padding="0cm" fo:border="none" style:shadow="none" draw:shadow-opacity="100%" loext:rel-width-rel="paragraph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1cm" fo:margin-bottom="1.422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4.313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Tabella3" table:style-name="Tabella3">
          <table:table-column table:style-name="Tabella3.A"/>
          <table:table-column table:style-name="Tabella3.B"/>
          <table:table-row>
            <table:table-cell table:style-name="Tabella3.A1" office:value-type="string">
              <text:p text:style-name="MP1"><draw:frame draw:style-name="Mfr1" draw:name="Cornice1" text:anchor-type="as-char" svg:width="3.475cm" style:rel-width="99%" svg:height="2.521cm" style:rel-height="scale-min" draw:z-index="0"><draw:text-box><text:p text:style-name="MP2"/></draw:text-box></draw:frame></text:p>
            </table:table-cell>
            <table:table-cell table:style-name="Tabella3.B1" office:value-type="string">
              <text:p text:style-name="MP3"><text:placeholder text:placeholder-type="text">&lt;company.name&gt;</text:placeholder></text:p>
              <text:p text:style-name="MP4"><text:placeholder text:placeholder-type="text">&lt;setLang('it_IT')&gt;</text:placeholder></text:p>
              <text:p text:style-name="MP5"><text:span text:style-name="MT1">INDIRIZZO</text:span>:<text:tab/><text:span text:style-name="MT1"><text:placeholder text:placeholder-type="text">&lt;company.street&gt;</text:placeholder></text:span><text:span text:style-name="MT1"> - </text:span><text:span text:style-name="MT1"><text:placeholder text:placeholder-type="text">&lt;company.zip&gt;</text:placeholder></text:span><text:span text:style-name="MT1"> </text:span><text:span text:style-name="MT2"><text:s/></text:span><text:span text:style-name="MT1"><text:placeholder text:placeholder-type="text">&lt;company.city&gt;</text:placeholder></text:span></text:p>
              <text:p text:style-name="MP5"><text:span text:style-name="MT1">P. IVA</text:span>: <text:tab/><text:span text:style-name="MT3"><text:placeholder text:placeholder-type="text">&lt;company.vat&gt;</text:placeholder></text:span></text:p>
              <text:p text:style-name="MP5"><text:span text:style-name="MT1">WEB SITE</text:span>: <text:tab/><text:span text:style-name="MT3"><text:placeholder text:placeholder-type="text">&lt;company.website&gt;</text:placeholder></text:span></text:p>
              <text:p text:style-name="MP6"><text:span text:style-name="MT1">E-MAIL</text:span>: <text:tab/><text:span text:style-name="MT3"><text:placeholder text:placeholder-type="text">&lt;company.email&gt;</text:placeholder></text:span></text:p>
            </table:table-cell>
          </table:table-row>
          <table:table-row>
            <table:table-cell table:style-name="Tabella3.A1" table:number-columns-spanned="2" office:value-type="string">
              <text:p text:style-name="MP7">Pag. <text:page-number text:select-page="current">1</text:page-number> di <text:page-count>1</text:page-count></text:p>
            </table:table-cell>
            <table:covered-table-cell/>
          </table:table-row>
        </table:table>
        <text:p text:style-name="MP8"/>
      </style:header>
      <style:footer>
        <text:p text:style-name="Footer"><text:span text:style-name="MT4"><text:s text:c="4"/></text:span><text:s/><text:span text:style-name="MT5">Contratti <text:s text:c="3"/></text:span><text:span text:style-name="MT6"><text:s text:c="4"/></text:span><text:span text:style-name="MT7"><text:s/>Contabilità analitica </text:span><text:span text:style-name="MT8"><text:s text:c="4"/></text:span><text:span text:style-name="MT7"><text:s/>Attività su pratiche <text:s text:c="28"/></text:span><text:span text:style-name="MT9"><text:s text:c="4"/></text:span><text:span text:style-name="MT7"><text:s/>Pratiche chiuse nel periodo (da fatturare)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8-03-05T12:47:55.540663404</dc:date>
    <meta:editing-duration>P6DT10H32M</meta:editing-duration>
    <meta:editing-cycles>635</meta:editing-cycles>
    <meta:generator>LibreOffice/4.3.3.2$Linux_X86_64 LibreOffice_project/430m0$Build-2</meta:generator>
    <dc:creator>thebrush </dc:creator>
    <meta:document-statistic meta:table-count="3" meta:image-count="0" meta:object-count="0" meta:page-count="1" meta:paragraph-count="57" meta:word-count="158" meta:character-count="1547" meta:non-whitespace-character-count="1394"/>
    <meta:user-defined meta:name="Info 1"/>
    <meta:user-defined meta:name="Info 2"/>
    <meta:user-defined meta:name="Info 3"/>
    <meta:user-defined meta:name="Info 4"/>
  </office:meta>
</office:document-meta>
</file>